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13.085cm" fo:min-width="20.201cm" draw:shadow-opacity="0%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1.40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0.582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01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0.575cm" svg:y="10.01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B</text:p>
          <text:p text:style-name="P2"/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082cm" svg:height="1.397cm" svg:x="2.48cm" svg:y="18.399cm">
          <text:p text:style-name="P3">0<text:tab/>1<text:tab/>2<text:tab/>3<text:tab/>4<text:tab/>5<text:tab/>6<text:tab/>7<text:tab/>8<text:tab/>9<text:tab/>10<text:tab/>11<text:tab/>12<text:tab/>13<text:tab/>14<text:tab/>15<text:tab/>16</text:p>
          <text:p text:style-name="P3">A<text:tab/>B<text:tab/><text:tab/><text:tab/>C<text:tab/><text:tab/>D<text:tab/>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798cm" svg:y1="15.605cm" svg:x2="14.291cm" svg:y2="15.605cm">
          <text:p/>
        </draw:line>
        <draw:line draw:style-name="gr4" draw:text-style-name="P4" draw:layer="layout" svg:x1="14.291cm" svg:y1="11.414cm" svg:x2="15.942cm" svg:y2="11.414cm">
          <text:p/>
        </draw:line>
        <draw:line draw:style-name="gr4" draw:text-style-name="P4" draw:layer="layout" svg:x1="16.069cm" svg:y1="12.811cm" svg:x2="18.355cm" svg:y2="12.811cm">
          <text:p/>
        </draw:line>
        <draw:line draw:style-name="gr4" draw:text-style-name="P4" draw:layer="layout" svg:x1="18.482cm" svg:y1="14.335cm" svg:x2="23.181cm" svg:y2="14.335cm">
          <text:p/>
        </draw:line>
        <draw:line draw:style-name="gr4" draw:text-style-name="P4" draw:layer="layout" svg:x1="14.418cm" svg:y1="18.399cm" svg:x2="14.418cm" svg:y2="4.937cm">
          <text:p/>
        </draw:line>
        <draw:line draw:style-name="gr4" draw:text-style-name="P4" draw:layer="layout" svg:x1="15.815cm" svg:y1="18.399cm" svg:x2="15.815cm" svg:y2="5.064cm">
          <text:p/>
        </draw:line>
        <draw:line draw:style-name="gr4" draw:text-style-name="P4" draw:layer="layout" svg:x1="18.355cm" svg:y1="18.399cm" svg:x2="18.355cm" svg:y2="5.0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2:57:58.010321180</meta:creation-date>
    <dc:date>2022-09-29T12:59:09.499135676</dc:date>
    <meta:editing-duration>PT1M11S</meta:editing-duration>
    <meta:editing-cycles>1</meta:editing-cycles>
    <meta:document-statistic meta:object-count="10"/>
    <meta:generator>LibreOffice/6.4.7.2$Linux_X86_64 LibreOffice_project/40$Build-2</meta:generator>
  </office:meta>
</office:document-meta>
</file>